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49E000000AE1238EB2317615C5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S Albert Pro" svg:font-family="'FS Albert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984cm" fo:margin-left="0cm" fo:margin-top="0cm" fo:margin-bottom="0cm" table:align="left" style:writing-mode="lr-tb"/>
    </style:style>
    <style:style style:name="Table1.A" style:family="table-column">
      <style:table-column-properties style:column-width="4.621cm"/>
    </style:style>
    <style:style style:name="Table1.B" style:family="table-column">
      <style:table-column-properties style:column-width="3.339cm"/>
    </style:style>
    <style:style style:name="Table1.C" style:family="table-column">
      <style:table-column-properties style:column-width="8.02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Table2" style:family="table">
      <style:table-properties style:width="15.984cm" fo:margin-left="0cm" fo:margin-top="0cm" fo:margin-bottom="0cm" table:align="left" style:writing-mode="lr-tb"/>
    </style:style>
    <style:style style:name="Table2.A" style:family="table-column">
      <style:table-column-properties style:column-width="4.992cm"/>
    </style:style>
    <style:style style:name="Table2.B" style:family="table-column">
      <style:table-column-properties style:column-width="10.99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Table3" style:family="table">
      <style:table-properties style:width="15.984cm" fo:margin-left="0cm" fo:margin-top="0cm" fo:margin-bottom="0cm" table:align="left" style:writing-mode="lr-tb"/>
    </style:style>
    <style:style style:name="Table3.A" style:family="table-column">
      <style:table-column-properties style:column-width="15.984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/>
    </style:style>
    <style:style style:name="Table4" style:family="table">
      <style:table-properties style:width="15.993cm" fo:margin-left="0cm" fo:margin-top="0cm" fo:margin-bottom="0cm" table:align="left" style:writing-mode="lr-tb"/>
    </style:style>
    <style:style style:name="Table4.A" style:family="table-column">
      <style:table-column-properties style:column-width="15.993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text-properties fo:language="se" fo:country="NO"/>
    </style:style>
    <style:style style:name="P3" style:family="paragraph" style:parent-style-name="Heading_20_2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FS Albert Pro" fo:font-size="4pt" fo:font-weight="bold" style:font-size-asian="4pt" style:font-weight-asian="bold" style:font-size-complex="4pt"/>
    </style:style>
    <style:style style:name="P5" style:family="paragraph" style:parent-style-name="Standard">
      <style:text-properties style:font-name="FS Albert Pro" fo:font-size="6pt" style:font-size-asian="6pt" style:font-size-complex="6pt"/>
    </style:style>
    <style:style style:name="P6" style:family="paragraph" style:parent-style-name="Standard">
      <style:text-properties style:font-name="FS Albert Pro" fo:font-size="6pt" fo:language="fi" fo:country="FI" style:font-size-asian="6pt" style:font-size-complex="6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style:font-name-asian="Times New Roman1" style:font-size-asian="10pt" style:language-asian="nb" style:country-asian="NO" style:font-name-complex="Times New Roman1" style:font-size-complex="10pt"/>
    </style:style>
    <style:style style:name="P9" style:family="paragraph" style:parent-style-name="Standard">
      <style:paragraph-properties fo:margin-top="0cm" fo:margin-bottom="0cm" loext:contextual-spacing="false" fo:line-height="150%"/>
      <style:text-properties style:font-name="FS Albert Pro" fo:font-size="11pt" fo:font-weight="bold" style:font-name-asian="Times New Roman1" style:font-size-asian="11pt" style:language-asian="nb" style:country-asian="NO" style:font-weight-asian="bold" style:font-name-complex="Times New Roman1" style:font-size-complex="10pt"/>
    </style:style>
    <style:style style:name="P10" style:family="paragraph" style:parent-style-name="Standard">
      <style:paragraph-properties fo:margin-top="0cm" fo:margin-bottom="0cm" loext:contextual-spacing="false" fo:line-height="150%"/>
      <style:text-properties style:font-name="FS Albert Pro" fo:font-size="10pt" fo:font-weight="bold" style:font-name-asian="Times New Roman1" style:font-size-asian="10pt" style:language-asian="nb" style:country-asian="NO" style:font-weight-asian="bold" style:font-name-complex="Times New Roman1" style:font-size-complex="10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FS Albert Pro" fo:font-size="10pt" fo:language="fi" fo:country="FI" style:font-name-asian="Times New Roman1" style:font-size-asian="10pt" style:language-asian="nb" style:country-asian="NO" style:font-name-complex="Times New Roman1" style:font-size-complex="10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FS Albert Pro" fo:font-size="10pt" fo:language="se" fo:country="NO" style:font-name-asian="Times New Roman1" style:font-size-asian="10pt" style:language-asian="nb" style:country-asian="NO" style:font-name-complex="Times New Roman1" style:font-size-complex="10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FS Albert Pro" fo:font-size="8pt" fo:language="fi" fo:country="FI" style:font-name-asian="Times New Roman1" style:font-size-asian="8pt" style:language-asian="nb" style:country-asian="NO" style:font-name-complex="Times New Roman1" style:font-size-complex="8pt"/>
    </style:style>
    <style:style style:name="P14" style:family="paragraph" style:parent-style-name="Standard" style:master-page-name="Standard">
      <style:paragraph-properties style:page-number="auto"/>
      <style:text-properties style:font-name="FS Albert Pro"/>
    </style:style>
    <style:style style:name="T1" style:family="text">
      <style:text-properties style:font-name="FS Albert Pro"/>
    </style:style>
    <style:style style:name="T2" style:family="text">
      <style:text-properties style:font-name="FS Albert Pro" fo:font-size="20pt" fo:language="se" fo:country="NO" style:font-size-asian="20pt"/>
    </style:style>
    <style:style style:name="T3" style:family="text">
      <style:text-properties style:font-name="FS Albert Pro" fo:font-size="20pt" fo:language="se" fo:country="NO" style:font-size-asian="20pt" style:font-size-complex="20pt"/>
    </style:style>
    <style:style style:name="T4" style:family="text">
      <style:text-properties style:font-name="FS Albert Pro" fo:language="se" fo:country="NO"/>
    </style:style>
    <style:style style:name="T5" style:family="text">
      <style:text-properties style:font-name="FS Albert Pro" fo:language="se" fo:country="NO" fo:font-weight="bold" style:font-weight-asian="bold"/>
    </style:style>
    <style:style style:name="T6" style:family="text">
      <style:text-properties style:font-name="FS Albert Pro" fo:font-size="11pt" fo:font-weight="bold" style:font-size-asian="11pt" style:font-weight-asian="bold"/>
    </style:style>
    <style:style style:name="T7" style:family="text">
      <style:text-properties style:font-name="FS Albert Pro" fo:font-size="11pt" fo:language="se" fo:country="NO" fo:font-weight="bold" style:font-size-asian="11pt" style:font-weight-asian="bold"/>
    </style:style>
    <style:style style:name="T8" style:family="text">
      <style:text-properties style:font-name="FS Albert Pro" fo:font-size="8pt" style:font-size-asian="8pt"/>
    </style:style>
    <style:style style:name="T9" style:family="text">
      <style:text-properties style:font-name="FS Albert Pro" fo:font-size="8pt" style:font-size-asian="8pt" style:font-size-complex="8pt"/>
    </style:style>
    <style:style style:name="T10" style:family="text">
      <style:text-properties style:font-name="FS Albert Pro" fo:font-size="8pt" fo:language="se" fo:country="NO" style:font-size-asian="8pt"/>
    </style:style>
    <style:style style:name="T11" style:family="text">
      <style:text-properties style:font-name="FS Albert Pro" fo:font-size="8pt" fo:language="se" fo:country="NO" style:font-size-asian="8pt" style:font-size-complex="8pt"/>
    </style:style>
    <style:style style:name="T12" style:family="text">
      <style:text-properties style:font-name="FS Albert Pro" fo:font-size="8pt" fo:language="fi" fo:country="FI" style:font-size-asian="8pt" style:font-size-complex="8pt"/>
    </style:style>
    <style:style style:name="T13" style:family="text">
      <style:text-properties style:font-name="FS Albert Pro" fo:font-weight="bold" style:font-weight-asian="bold"/>
    </style:style>
    <style:style style:name="T14" style:family="text">
      <style:text-properties style:font-name="FS Albert Pro" fo:font-weight="bold" style:font-weight-asian="bold" style:font-weight-complex="bold"/>
    </style:style>
    <style:style style:name="T15" style:family="text">
      <style:text-properties style:font-name="FS Albert Pro" fo:language="fi" fo:country="FI"/>
    </style:style>
    <style:style style:name="T16" style:family="text">
      <style:text-properties style:font-name="FS Albert Pro" fo:font-size="16pt" fo:language="se" fo:country="NO" style:font-size-asian="16pt"/>
    </style:style>
    <style:style style:name="T17" style:family="text">
      <style:text-properties style:font-name="FS Albert Pro" fo:font-size="16pt" fo:language="se" fo:country="NO" style:font-size-asian="16pt" style:font-size-complex="16pt"/>
    </style:style>
    <style:style style:name="T18" style:family="text">
      <style:text-properties style:use-window-font-color="true" fo:language="se" fo:country="NO"/>
    </style:style>
    <style:style style:name="T19" style:family="text">
      <style:text-properties style:use-window-font-color="true" style:font-name="FS Albert Pro" fo:font-size="8pt" fo:language="se" fo:country="NO" style:font-size-asian="8pt" style:font-size-complex="8pt"/>
    </style:style>
    <style:style style:name="T20" style:family="text">
      <style:text-properties fo:font-size="13pt" fo:language="se" fo:country="NO" style:font-size-asian="13pt" style:font-size-complex="13pt"/>
    </style:style>
    <style:style style:name="T21" style:family="text">
      <style:text-properties fo:language="se" fo:country="NO"/>
    </style:style>
    <style:style style:name="T22" style:family="text">
      <style:text-properties fo:font-size="10pt" fo:font-style="italic" style:font-size-asian="10pt" style:font-style-asian="italic" style:font-size-complex="10pt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7"><text:span text:style-name="T2">Rapporteringsskjema</text:span></text:p>
      <text:p text:style-name="P7"><text:span text:style-name="T2">Driftstilskudd</text:span></text:p>
      <text:p text:style-name="P7"><text:span text:style-name="T3">Raporttisjeema</text:span></text:p>
      <text:p text:style-name="P7"><text:span text:style-name="T2">Toimenlisä</text:span></text:p>
      <text:h text:style-name="P3" text:outline-level="2"><text:span text:style-name="T18">Rapporteringsfrist: 31. august påfølgende år.</text:span></text:h>
      <text:p text:style-name="P7"><text:span text:style-name="T20">Raporteerinkifristi: 31. aukustikuuta</text:span><text:span text:style-name="T21"> 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8"><text:span text:style-name="T4">Tilskuddsmottakers</text:span><text:span text:style-name="T1"> navn: </text:span></text:p>
            <text:p text:style-name="P8"><text:span text:style-name="T1">Lisän saajan nimi: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8"><text:span text:style-name="T1">Organisasjonsnummer:</text:span></text:p>
            <text:p text:style-name="P8"><text:span text:style-name="T1"><text:s/>Organisasjuuninumero: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8"><text:span text:style-name="T1">Postadresse:</text:span></text:p>
            <text:p text:style-name="P8"><text:span text:style-name="T1">Postiadressi:</text:span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8"><text:span text:style-name="T1">Postnr.:</text:span></text:p>
            <text:p text:style-name="P8"><text:span text:style-name="T1">Postinro:</text:span></text:p>
          </table:table-cell>
          <table:table-cell table:style-name="Table1.A1" table:number-columns-spanned="2" office:value-type="string">
            <text:p text:style-name="P8"><text:span text:style-name="T1">Poststed:</text:span></text:p>
            <text:p text:style-name="P8"><text:span text:style-name="T1">Postipaikka:</text:span></text:p>
          </table:table-cell>
          <table:covered-table-cell/>
        </table:table-row>
        <table:table-row table:style-name="Table1.1">
          <table:table-cell table:style-name="Table1.A1" table:number-columns-spanned="3" office:value-type="string">
            <text:p text:style-name="P8"><text:span text:style-name="T1">E-postadresse:</text:span></text:p>
            <text:p text:style-name="P8"><text:span text:style-name="T1">E-postiadressi: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8"><text:span text:style-name="T1">Telefon:</text:span></text:p>
            <text:p text:style-name="P8"><text:span text:style-name="T1">Telefuuni:</text:span></text:p>
          </table:table-cell>
          <table:covered-table-cell/>
          <table:table-cell table:style-name="Table1.A1" office:value-type="string">
            <text:p text:style-name="P8"><text:span text:style-name="T4">Kontaktperson/prosjektleder:</text:span></text:p>
            <text:p text:style-name="P8"><text:span text:style-name="T4">Kontaktipersoona/<text:line-break/>prosjektinjohtaaja:</text:span></text:p>
          </table:table-cell>
        </table:table-row>
      </table:table>
      <text:p text:style-name="P4"/>
      <text:p text:style-name="P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><text:span text:style-name="T6">Prosjektets navn:</text:span></text:p>
            <text:p text:style-name="P8"><text:span text:style-name="T6">Prosjektin nimi:</text:span></text:p>
          </table:table-cell>
          <table:table-cell table:style-name="Table2.A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8"><text:span text:style-name="T7">Tilskuddsbeløp</text:span><text:span text:style-name="T6">:</text:span></text:p>
            <text:p text:style-name="P8"><text:span text:style-name="T6">Lisänsumma:</text:span></text:p>
          </table:table-cell>
          <table:table-cell table:style-name="Table2.A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8"><text:span text:style-name="T5">Referansenr. tildelingsbrev:</text:span></text:p>
            <text:p text:style-name="P8"><text:span text:style-name="T5">Referansinro päätöspreevissä:</text:span></text:p>
          </table:table-cell>
          <table:table-cell table:style-name="Table2.A1" office:value-type="string">
            <text:p text:style-name="P10"/>
          </table:table-cell>
        </table:table-row>
      </table:table>
      <text:p text:style-name="P5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p text:style-name="P8"><text:span text:style-name="T1">Mål for prosjektet:</text:span></text:p>
            <text:p text:style-name="P8"><text:span text:style-name="T8">Beskriv og v</text:span><text:span text:style-name="T10">urder resultatene som er oppnådd i forhold til det målet / de målene som var satt for virksomheten. </text:span></text:p>
            <text:p text:style-name="P8"><text:span text:style-name="T10">Beskriv hvordan aktiviteten bidro til å sikre målet med tilskuddsordningen.</text:span></text:p>
            <text:p text:style-name="P8"><text:span text:style-name="T10">Dersom mål(ene) ikke ble nådd, beskriv hvorfor.</text:span></text:p>
            <text:p text:style-name="P8"><text:span text:style-name="T4">Prosjektin mooli:</text:span></text:p>
            <text:p text:style-name="P8"><text:span text:style-name="T11">Muistele ja</text:span><text:span text:style-name="T19"> arvele</text:span><text:span text:style-name="T11"> kunka tulokset sautethiin moolin / moolit jokka toimele laitethiin.</text:span></text:p>
            <text:p text:style-name="P8"><text:span text:style-name="T11">Muistele kunka aktiviteetti oli myötä ette pääsittä lisäoorningin moolin. </text:span></text:p>
            <text:p text:style-name="P8"><text:span text:style-name="T11">Jos ette pääsheet moolhiin, muistele miksi. </text:span></text:p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8"><text:span text:style-name="T1">Målgruppe:</text:span></text:p>
            <text:p text:style-name="P8"><text:span text:style-name="T10">Beskriv hvordan deres aktiviteter bidro til å nå målgruppen, og beskriv hvor mange personer/kursdeltakere/tilhørere aktivitetene nådde ut til (evt. gi et estimat hvor det er vanskelig å telle antall).</text:span></text:p>
            <text:p text:style-name="P8"><text:span text:style-name="T4">Mooliroikka:</text:span></text:p>
            <text:p text:style-name="P8"><text:span text:style-name="T11">Muistele kunka teän aktiviteetit onnistuthiin sauttamhaan mooliroikan ja muistele kunka monta persoonaa/kursiosallistuujaa/kuunteliijaa osalistuthiin aktiviteetthiin (arvele jos et saata anttaat eksaktii lukkuu).</text:span></text:p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8"><text:span text:style-name="T1">Aktiviteter og </text:span><text:span text:style-name="T4">gjennomføring</text:span><text:span text:style-name="T1">: </text:span></text:p>
            <text:p text:style-name="P8"><text:span text:style-name="T10">Beskriv hvilke aktiviteter som er gjennomført i løpet av året.</text:span></text:p>
            <text:p text:style-name="P8"><text:span text:style-name="T4">Aktiviteetit ja läpivieminen:</text:span></text:p>
            <text:p text:style-name="P8"><text:span text:style-name="T11">Muistele mikkä aktiviteetit tehthiin vuoen aikana.</text:span></text:p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8"><text:span text:style-name="T1">Finansiering:</text:span></text:p>
            <text:p text:style-name="P8"><text:span text:style-name="T8">Opplys om det er søkt eller mottatt støtte fra andre kilder.</text:span></text:p>
            <text:p text:style-name="P8"><text:span text:style-name="T1">Finansieerinki:</text:span></text:p>
            <text:p text:style-name="P8"><text:span text:style-name="T12">Muistele oonko se hajettu eli saatu kuurttoo muista kalttiista.</text:span></text:p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8"><text:span text:style-name="T4">Regnskap</text:span><text:span text:style-name="T1">:</text:span></text:p>
            <text:p text:style-name="P8"><text:span text:style-name="T10">Beskriv eventuelle administrative kostnader og opplys om egeninnsats.</text:span></text:p>
            <text:p text:style-name="P8"><text:span text:style-name="T10">Merk: For tilskudd over 200 000 kroner skal prosjektrapport og regnskap godkjennes av revisor.</text:span></text:p>
            <text:p text:style-name="P8"><text:span text:style-name="T4">Räkninginpito:</text:span></text:p>
            <text:p text:style-name="P8"><text:span text:style-name="T11">Muistele maholisten administratiivisten kustanusten ja omakustanusten ympäri.</text:span></text:p>
            <text:p text:style-name="P8"><text:span text:style-name="T11">Fuomaa: Yli 200.000 kruunun lisästä pittää olla prosjektiraportti ja reviisori häyttyy hyväksyyt räkninginpion.</text:span></text:p>
            <text:p text:style-name="P11"/>
          </table:table-cell>
        </table:table-row>
        <table:table-row table:style-name="Table3.1">
          <table:table-cell table:style-name="Table3.A1" office:value-type="string">
            <text:p text:style-name="P8"><text:span text:style-name="T4">Har virksomheten støtt på utfordringer i løpet av tilskuddsperioden?</text:span></text:p>
            <text:p text:style-name="P8"><text:span text:style-name="T10">Hvis ja, beskriv hva slags utfordringer dere har støtt på.</text:span></text:p>
            <text:p text:style-name="P8"><text:span text:style-name="T4">Oonko toimela ollu vaivoi lisäperioodin aikana?</text:span></text:p>
            <text:p text:style-name="P8"><text:span text:style-name="T11">Jos oon, muistele millaissii vaivoi oon ollu.</text:span></text:p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4">Har virksomheten planer om å videreføre driften framover?</text:span></text:p>
            <text:p text:style-name="P8"><text:span text:style-name="T4">Oonko teilä plaanoi jatkata toimee etheenkäsin?</text:span></text:p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4">Hva har virksomheten opparbeidet seg av kunnskap/erfaring i tilskuddsperioden som kan bidra til å styrke driften framover?</text:span></text:p>
            <text:p text:style-name="P8"><text:span text:style-name="T4">Kunka tet oletta onnistunheet saaha toimee vahvistavvaa tiettoo/kokemusta lisäperiuudin aikana?</text:span></text:p>
            <text:p text:style-name="P12"/>
          </table:table-cell>
        </table:table-row>
      </table:table>
      <text:p text:style-name="P6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8"><text:span text:style-name="T13">Vedlegg:</text:span></text:p>
            <text:p text:style-name="P8"><text:span text:style-name="T14">Lissäysdokumentit:</text:span></text:p>
          </table:table-cell>
        </table:table-row>
        <table:table-row table:style-name="Table4.1">
          <table:table-cell table:style-name="Table4.A1" office:value-type="string">
            <text:p text:style-name="P8"><text:span text:style-name="T1">Resultatrapport/årsrapport/årsmelding for virksomheten. Der hvor ikke endelig rapport/styrevedtak foreligger, sendes foreløpig rapport/regnskap.</text:span></text:p>
            <text:p text:style-name="P8"><text:span text:style-name="T15">Toimen resultaattiraportti/vuosiraportti/vuosimellinki. Jos se ei ole vielä lopulista raporttii/styyrinpäätöstä, se lähätethään väliaikaisen raportin/räkninginpion.</text:span></text:p>
          </table:table-cell>
        </table:table-row>
        <table:table-row table:style-name="Table4.1">
          <table:table-cell table:style-name="Table4.A1" office:value-type="string">
            <text:p text:style-name="P8"><text:span text:style-name="T1">Regnskapsrapport (revisorgodkjent regnskapsrapport for tilskudd over 200 000 kr).</text:span></text:p>
            <text:p text:style-name="P8"><text:span text:style-name="T15">Räkninginpionraportti (reviisorin hyväksymä räkninginpion raportti jos kuurto oon yli 200.000 kr).</text:span><text:bookmark text:name="_GoBack"/></text:p>
          </table:table-cell>
        </table:table-row>
      </table:table>
      <text:p text:style-name="P6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S Albert Pro" svg:font-family="'FS Albert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nb" fo:country="NO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nb" fo:country="NO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eading_20_2_20_Char" style:display-name="Heading 2 Char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text-properties fo:language="se" fo:country="NO"/>
    </style:style>
    <style:style style:name="MT1" style:family="text">
      <style:text-properties style:font-name="FS Albert Pro" fo:font-size="16pt" fo:language="se" fo:country="NO" style:font-size-asian="16pt"/>
    </style:style>
    <style:style style:name="MT2" style:family="text">
      <style:text-properties style:font-name="FS Albert Pro" fo:font-size="16pt" fo:language="se" fo:country="NO" style:font-size-asian="16pt" style:font-size-complex="16pt"/>
    </style:style>
    <style:style style:name="MT3" style:family="text">
      <style:text-properties fo:font-size="10pt" fo:font-style="italic" style:font-size-asian="10pt" style:font-style-asian="italic" style:font-size-complex="10pt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Bilde 2" text:anchor-type="char" svg:x="-0.991cm" svg:y="0.021cm" svg:width="7.671cm" svg:height="1.125cm" draw:z-index="1"><draw:image xlink:href="Pictures/100002010000049E000000AE1238EB2317615C5A.png" xlink:type="simple" xlink:show="embed" xlink:actuate="onLoad" loext:mime-type="image/png"/><draw:contour-polygon svg:width="9.925cm" svg:height="1.387cm" svg:viewBox="0 0 9925 1387" draw:points="14,0 14,1179 359,1387 2151,1387 9939,1387 9939,0 8285,0" draw:recreate-on-edit="false"/></draw:frame><text:span text:style-name="MT1"><text:tab/></text:span><text:span text:style-name="MT2">Nasjonalt tilskudd til kvensk språk </text:span></text:p>
        <text:p text:style-name="MP1"><text:span text:style-name="MT1">og kvensk/norskfinsk kultur</text:span></text:p>
        <text:p text:style-name="MP1"><text:span text:style-name="MT1">Kansalinen lisä kväänin/norjansuomalaisele<text:line-break/>kulttuurille</text:span></text:p>
        <text:p text:style-name="MP2"/>
      </style:header>
      <style:footer>
        <text:p text:style-name="Footer"><text:span text:style-name="MT3">Dette skjemaet danner grunnlaget for digitalt skjema som legges ut på </text:span><text:a xlink:type="simple" xlink:href="http://www.tffk.no" text:style-name="Internet_20_link" text:visited-style-name="Visited_20_Internet_20_Link"><text:span text:style-name="MT3">www.tffk.no</text:span></text:a><text:span text:style-name="MT3">. </text:span></text:p>
        <text:p text:style-name="Footer"><text:span text:style-name="MT3">Rapporten kan sendes via digitalt rapporteringsskjema eller sendes per e-post til </text:span><text:a xlink:type="simple" xlink:href="mailto:postmottak@tffk.no" text:style-name="Internet_20_link" text:visited-style-name="Visited_20_Internet_20_Link"><text:span text:style-name="MT3">postmottak@tffk.no</text:span></text:a><text:span text:style-name="MT3">. </text:span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Mari Keranen</dc:creator>
    <meta:editing-cycles>11</meta:editing-cycles>
    <meta:creation-date>2020-03-31T09:34:00</meta:creation-date>
    <dc:date>2020-04-17T08:03:08.700909600</dc:date>
    <meta:generator>LibreOffice/6.4.6.2$Linux_X86_64 LibreOffice_project/40$Build-2</meta:generator>
    <meta:document-statistic meta:table-count="4" meta:image-count="1" meta:object-count="0" meta:page-count="2" meta:paragraph-count="73" meta:word-count="407" meta:character-count="3476" meta:non-whitespace-character-count="3131"/>
    <meta:user-defined meta:name="AppVersion">00.0001</meta:user-defined>
    <meta:user-defined meta:name="ContentTypeId">0x010100EAEB806AD6F7E74C96A24C292DFBD21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